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efde" officeooo:paragraph-rsid="000fefde"/>
    </style:style>
    <style:style style:name="P2" style:family="paragraph" style:parent-style-name="Standard" style:list-style-name="L1">
      <style:text-properties officeooo:rsid="000fefde" officeooo:paragraph-rsid="000fefde"/>
    </style:style>
    <style:style style:name="P3" style:family="paragraph" style:parent-style-name="Standard" style:list-style-name="L1">
      <style:text-properties officeooo:rsid="00123131" officeooo:paragraph-rsid="001231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structure:</text:p>
      <text:p text:style-name="P1"/>
      <text:list xml:id="list1372939306" text:style-name="L1">
        <text:list-item>
          <text:p text:style-name="P2">logic – cross platform code</text:p>
        </text:list-item>
        <text:list-item>
          <text:p text:style-name="P2">linux – linux specific abstractions</text:p>
        </text:list-item>
        <text:list-item>
          <text:p text:style-name="P2">windows – windows specific adstractions</text:p>
        </text:list-item>
        <text:list-item>
          <text:p text:style-name="P2">android – android specific abstractions</text:p>
        </text:list-item>
        <text:list-item>
          <text:p text:style-name="P3">desktop-main.c – main program for desktop</text:p>
        </text:list-item>
        <text:list-item>
          <text:p text:style-name="P3">android-main.c – main program for androi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3:31:20.077000000</meta:creation-date>
    <dc:date>2019-05-26T21:09:22.041000000</dc:date>
    <meta:editing-duration>PT7H27M51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7" meta:word-count="34" meta:character-count="246" meta:non-whitespace-character-count="219"/>
  </office:meta>
</office:document-meta>
</file>